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true" fo:min-height="1.171cm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true" fo:min-height="0.497cm" fo:padding-top="0.125cm" fo:padding-bottom="0.125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true" fo:min-height="0.628cm" fo:padding-top="0.125cm" fo:padding-bottom="0.125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true" fo:min-height="0.581cm" fo:padding-top="0.125cm" fo:padding-bottom="0.125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true" fo:min-height="0.356cm" fo:padding-top="0.125cm" fo:padding-bottom="0.125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1.087cm" fo:padding-top="0.125cm" fo:padding-bottom="0.125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true" fo:min-height="0.722cm" fo:padding-top="0.125cm" fo:padding-bottom="0.125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0.581cm" fo:padding-top="0.026cm" fo:padding-bottom="0.026cm" fo:padding-left="0.026cm" fo:padding-right="0.026cm" fo:wrap-option="no-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.782cm" fo:padding-top="0.025cm" fo:padding-bottom="0.025cm" fo:padding-left="0.025cm" fo:padding-right="0.025cm" fo:wrap-option="no-wrap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fo:min-height="0.581cm" fo:padding-top="0.125cm" fo:padding-bottom="0.125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fo:min-height="0.36cm" fo:padding-top="0.125cm" fo:padding-bottom="0.125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fo:min-height="1.961cm" fo:padding-top="0.025cm" fo:padding-bottom="0.025cm" fo:padding-left="0.025cm" fo:padding-right="0.025cm" fo:wrap-option="no-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311cm" fo:padding-top="0.026cm" fo:padding-bottom="0.026cm" fo:padding-left="0.026cm" fo:padding-right="0.026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1.087cm" fo:padding-top="0.025cm" fo:padding-bottom="0.025cm" fo:padding-left="0.025cm" fo:padding-right="0.025cm" fo:wrap-option="no-wrap" draw:shadow="hidden"/>
    </style:style>
    <style:style style:name="gr16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true" fo:min-height="0.986cm" fo:padding-top="0.125cm" fo:padding-bottom="0.125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.271cm" fo:padding-top="0.025cm" fo:padding-bottom="0.025cm" fo:padding-left="0.025cm" fo:padding-right="0.025cm" fo:wrap-option="no-wrap" draw:shadow="hidden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fo:min-height="1.961cm" fo:padding-top="0.025cm" fo:padding-bottom="0.025cm" fo:padding-left="0.025cm" fo:padding-right="0.025cm" fo:wrap-option="no-wrap" draw:shadow="hidden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true" fo:min-height="0.203cm" fo:padding-top="0.125cm" fo:padding-bottom="0.125cm" fo:padding-left="0.25cm" fo:padding-right="0.25cm" fo:wrap-option="no-wrap" draw:shadow="hidden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0.2cm" fo:padding-top="0.026cm" fo:padding-bottom="0.026cm" fo:padding-left="0.026cm" fo:padding-right="0.026cm" fo:wrap-option="no-wrap" draw:shadow="hidden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line-height="119%" fo:text-align="center" text:enable-numbering="false" fo:text-indent="0cm" style:punctuation-wrap="hanging" style:line-break="strict"/>
      <style:text-properties fo:font-size="12pt"/>
    </style:style>
    <style:style style:name="P2" style:family="paragraph">
      <style:paragraph-properties fo:margin-left="0cm" fo:margin-right="0cm" fo:line-height="119%" fo:text-align="center" text:enable-numbering="false" fo:text-indent="0cm" style:punctuation-wrap="hanging" style:line-break="strict" style:writing-mode="lr-tb"/>
      <style:text-properties fo:font-size="12pt"/>
    </style:style>
    <style:style style:name="P3" style:family="paragraph">
      <style:paragraph-properties fo:margin-left="0cm" fo:margin-right="0cm" fo:line-height="119%" fo:text-align="center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19%" fo:text-align="center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line-height="119%" text:enable-numbering="false" fo:text-indent="0cm" style:punctuation-wrap="hanging" style:line-break="strict"/>
    </style:style>
    <style:style style:name="P6" style:family="paragraph">
      <style:paragraph-properties fo:margin-left="0cm" fo:margin-right="0cm" fo:line-height="119%" text:enable-numbering="false" fo:text-indent="0cm" style:punctuation-wrap="hanging" style:line-break="strict"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line-height="119%" fo:text-align="start" text:enable-numbering="false" fo:text-indent="0cm" style:punctuation-wrap="hanging" style:line-break="strict"/>
      <style:text-properties fo:font-size="12pt"/>
    </style:style>
    <style:style style:name="P9" style:family="paragraph">
      <style:paragraph-properties fo:margin-left="0cm" fo:margin-right="0cm" fo:line-height="119%" fo:text-align="start" text:enable-numbering="false" fo:text-indent="0cm" style:punctuation-wrap="hanging" style:line-break="strict" style:writing-mode="lr-tb"/>
      <style:text-properties fo:font-size="12pt"/>
    </style:style>
    <style:style style:name="P10" style:family="paragraph">
      <style:paragraph-properties fo:margin-left="0cm" fo:margin-right="0cm" fo:line-height="119%" text:enable-numbering="false" fo:text-indent="0cm" style:punctuation-wrap="hanging" style:line-break="strict"/>
      <style:text-properties fo:font-size="12pt"/>
    </style:style>
    <style:style style:name="P11" style:family="paragraph">
      <style:paragraph-properties fo:margin-left="0cm" fo:margin-right="0cm" fo:line-height="119%" text:enable-numbering="false" fo:text-indent="0cm" style:punctuation-wrap="hanging" style:line-break="strict" style:writing-mode="lr-tb"/>
      <style:text-properties fo:font-size="12pt"/>
    </style:style>
    <style:style style:name="P12" style:family="paragraph">
      <style:paragraph-properties fo:margin-left="0cm" fo:margin-right="0cm" fo:line-height="119%" text:enable-numbering="false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style:paragraph-properties fo:margin-left="0.6cm" fo:margin-right="0cm" fo:text-indent="-0.6cm"/>
    </style:style>
    <style:style style:name="T1" style:family="text">
      <style:text-properties fo:color="#000000" fo:font-size="12pt" fo:language="en" fo:country="GB" style:font-size-asian="14pt" style:font-size-complex="14pt"/>
    </style:style>
    <style:style style:name="T2" style:family="text">
      <style:text-properties fo:color="#000000" fo:font-size="12pt" fo:language="en" fo:country="GB" style:font-size-asian="12pt" style:font-size-complex="12pt"/>
    </style:style>
    <style:style style:name="T3" style:family="text">
      <style:text-properties fo:color="#000080" fo:font-size="12pt" fo:language="en" fo:country="GB" fo:font-style="italic" style:font-size-asian="14pt" style:font-size-complex="14pt"/>
    </style:style>
    <style:style style:name="T4" style:family="text">
      <style:text-properties fo:color="#000080" fo:font-size="14pt" fo:language="en" fo:country="GB" fo:font-style="italic" style:font-size-asian="14pt" style:font-size-complex="14pt"/>
    </style:style>
    <style:style style:name="T5" style:family="text">
      <style:text-properties fo:color="#000000" fo:font-size="12pt" fo:language="en" fo:country="GB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6.482cm" svg:height="1.421cm" svg:x="1.907cm" svg:y="1.981cm">
          <text:p text:style-name="P1"><text:span text:style-name="T1">Upstream sequences</text:span><text:span text:style-name="T2"><text:line-break/></text:span><text:span text:style-name="T2">(Fasta)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6.482cm" svg:height="1.421cm" svg:x="8.905cm" svg:y="1.981cm">
          <text:p text:style-name="P1"><text:span text:style-name="T1">Motifs</text:span><text:span text:style-name="T2"><text:line-break/></text:span><text:span text:style-name="T2">(PWMs)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6.43cm" svg:height="0.747cm" svg:x="19.404cm" svg:y="0.98cm">
          <text:p text:style-name="P3"><text:span text:style-name="T2">Transfac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6.43cm" svg:height="0.747cm" svg:x="19.404cm" svg:y="2.356cm">
          <text:p text:style-name="P3"><text:span text:style-name="T2">Jaspar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6.43cm" svg:height="0.747cm" svg:x="19.404cm" svg:y="3.529cm">
          <text:p text:style-name="P3"><text:span text:style-name="T2">Customized Motifs (MEME)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6.483cm" svg:height="1.337cm" svg:x="5.606cm" svg:y="4.937cm">
          <text:p text:style-name="P1"><text:span text:style-name="T1">TF binding sites maps</text:span><text:span text:style-name="T2"><text:line-break/></text:span><text:span text:style-name="T2">(GFF)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515cm" svg:height="0.831cm" svg:x="5.134cm" svg:y="8.516cm">
          <text:p text:style-name="P1"><text:span text:style-name="T1">Pairs of binding sites maps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7.515cm" svg:height="0.747cm" svg:x="5.134cm" svg:y="13.864cm">
          <text:p text:style-name="P1"><text:span text:style-name="T1">Gene score matrix</text:span></text:p>
          <draw:enhanced-geometry svg:viewBox="0 0 21600 21600" draw:type="mso-spt202" draw:enhanced-path="M 0 0 L 21600 0 21600 21600 0 21600 0 0 Z N"/>
        </draw:custom-shape>
        <draw:custom-shape draw:style-name="gr6" draw:text-style-name="P6" draw:layer="layout" svg:width="7.461cm" svg:height="1.337cm" svg:x="0.707cm" svg:y="19.596cm">
          <text:p text:style-name="P5"><text:span text:style-name="T2">PWM: Position Weight Matrix</text:span></text:p>
          <text:p text:style-name="P5"><text:span text:style-name="T2">TF: <text:s text:c="4"/>Transcription Factor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6.075cm" svg:height="1.337cm" svg:x="2.18cm" svg:y="16.808cm">
          <text:p text:style-name="P1"><text:span text:style-name="T1">Gene clustering tree</text:span><text:span text:style-name="T1"><text:line-break/></text:span><text:span text:style-name="T2">(Newick)</text:span></text:p>
          <draw:enhanced-geometry svg:viewBox="0 0 21600 21600" draw:type="mso-spt202" draw:enhanced-path="M 0 0 L 21600 0 21600 21600 0 21600 0 0 Z N"/>
        </draw:custom-shape>
        <draw:line draw:style-name="gr8" draw:text-style-name="P7" draw:layer="layout" svg:x1="19.253cm" svg:y1="2.66cm" svg:x2="15.726cm" svg:y2="2.665cm">
          <text:p/>
        </draw:line>
        <draw:line draw:style-name="gr8" draw:text-style-name="P7" draw:layer="layout" svg:x1="18.985cm" svg:y1="1.346cm" svg:x2="15.753cm" svg:y2="2.365cm">
          <text:p/>
        </draw:line>
        <draw:line draw:style-name="gr8" draw:text-style-name="P7" draw:layer="layout" svg:x1="18.985cm" svg:y1="3.889cm" svg:x2="15.753cm" svg:y2="2.906cm">
          <text:p/>
        </draw:line>
        <draw:line draw:style-name="gr8" draw:text-style-name="P7" draw:layer="layout" svg:x1="12.2cm" svg:y1="3.551cm" svg:x2="9.458cm" svg:y2="4.821cm">
          <text:p/>
        </draw:line>
        <draw:line draw:style-name="gr8" draw:text-style-name="P7" draw:layer="layout" svg:x1="5.011cm" svg:y1="3.551cm" svg:x2="8.653cm" svg:y2="4.821cm">
          <text:p/>
        </draw:line>
        <draw:custom-shape draw:style-name="gr9" draw:text-style-name="P9" draw:layer="layout" svg:width="4.576cm" svg:height="0.633cm" svg:x="12.834cm" svg:y="3.917cm">
          <text:p text:style-name="P8"><text:span text:style-name="T3">MatScan</text:span></text:p>
          <draw:enhanced-geometry svg:viewBox="0 0 21600 21600" draw:type="mso-spt202" draw:enhanced-path="M 0 0 L 21600 0 21600 21600 0 21600 0 0 Z N"/>
        </draw:custom-shape>
        <draw:custom-shape draw:style-name="gr10" draw:text-style-name="P9" draw:layer="layout" svg:width="12.466cm" svg:height="0.832cm" svg:x="12.934cm" svg:y="12.903cm">
          <text:p text:style-name="P8"><text:span text:style-name="T3">Parse the pairwise alignment scores</text:span></text:p>
          <draw:enhanced-geometry svg:viewBox="0 0 21600 21600" draw:type="mso-spt202" draw:enhanced-path="M 0 0 L 21600 0 21600 21600 0 21600 0 0 Z N"/>
        </draw:custom-shape>
        <draw:custom-shape draw:style-name="gr11" draw:text-style-name="P11" draw:layer="layout" svg:width="7.514cm" svg:height="0.831cm" svg:x="9.532cm" svg:y="6.269cm">
          <text:p text:style-name="P10"><text:span text:style-name="T1">“</text:span><text:span text:style-name="T1">maps a,b,c,d”</text:span></text:p>
          <draw:enhanced-geometry svg:viewBox="0 0 21600 21600" draw:type="mso-spt202" draw:enhanced-path="M 0 0 L 21600 0 21600 21600 0 21600 0 0 Z N"/>
        </draw:custom-shape>
        <draw:custom-shape draw:style-name="gr12" draw:text-style-name="P11" draw:layer="layout" svg:width="8.818cm" svg:height="0.747cm" svg:x="9.632cm" svg:y="7.745cm">
          <text:p text:style-name="P10"><text:span text:style-name="T1">“</text:span><text:span text:style-name="T1">map pairs ab,ac,ad,bc,bd,cd”</text:span></text:p>
          <draw:enhanced-geometry svg:viewBox="0 0 21600 21600" draw:type="mso-spt202" draw:enhanced-path="M 0 0 L 21600 0 21600 21600 0 21600 0 0 Z N"/>
        </draw:custom-shape>
        <draw:custom-shape draw:style-name="gr13" draw:text-style-name="P6" draw:layer="layout" svg:width="7.514cm" svg:height="2.011cm" svg:x="12.834cm" svg:y="9.293cm">
          <text:p text:style-name="P5"><text:span text:style-name="T3">Foreach pair</text:span></text:p>
          <text:p text:style-name="P12"><text:span text:style-name="T4"><text:tab/></text:span><text:span text:style-name="T3">Run meta-alignment</text:span></text:p>
          <text:p text:style-name="P5"><text:span text:style-name="T3">End</text:span></text:p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6.481cm" svg:height="0.549cm" svg:x="12.834cm" svg:y="7.057cm">
          <text:p text:style-name="P8"><text:span text:style-name="T3">Make pairs</text:span></text:p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7.514cm" svg:height="1.137cm" svg:x="-0.739cm" svg:y="14.805cm">
          <text:p text:style-name="P1"><text:span text:style-name="T3">Neighbour-joining</text:span><text:span text:style-name="T3"><text:line-break/></text:span><text:span text:style-name="T3"> algorithm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2" draw:layer="layout" svg:width="7.515cm" svg:height="1.337cm" svg:x="5.134cm" svg:y="11.029cm">
          <text:p text:style-name="P1"><text:span text:style-name="T1">Binding sites maps pairwise alignments</text:span></text:p>
          <draw:enhanced-geometry svg:viewBox="0 0 21600 21600" draw:type="mso-spt202" draw:enhanced-path="M 0 0 L 21600 0 21600 21600 0 21600 0 0 Z N"/>
        </draw:custom-shape>
        <draw:line draw:style-name="gr8" draw:text-style-name="P7" draw:layer="layout" svg:x1="8.401cm" svg:y1="15.151cm" svg:x2="5.08cm" svg:y2="16.51cm">
          <text:p/>
        </draw:line>
        <draw:line draw:style-name="gr8" draw:text-style-name="P7" draw:layer="layout" svg:x1="9.312cm" svg:y1="15.151cm" svg:x2="12.954cm" svg:y2="16.421cm">
          <text:p/>
        </draw:line>
        <draw:custom-shape draw:style-name="gr17" draw:text-style-name="P2" draw:layer="layout" svg:width="6.619cm" svg:height="1.321cm" svg:x="10.661cm" svg:y="14.806cm">
          <text:p text:style-name="P1"><text:span text:style-name="T3">K-means</text:span><text:span text:style-name="T3"><text:line-break/></text:span><text:span text:style-name="T3"> algorithm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56cm" svg:height="0.747cm" svg:x="10.38cm" svg:y="16.809cm">
          <text:p text:style-name="P1"><text:span text:style-name="T1">Gene </text:span><text:span text:style-name="T2">clusters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7.514cm" svg:height="1.337cm" svg:x="9.48cm" svg:y="19.11cm">
          <text:p text:style-name="P3"><text:span text:style-name="T5">Consensus transcriptional regulatory patterns </text:span></text:p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8.738cm" svg:height="2.011cm" svg:x="17.167cm" svg:y="17.378cm">
          <text:p text:style-name="P8"><text:span text:style-name="T3">Foreach cluster</text:span></text:p>
          <text:p text:style-name="P1"><text:span text:style-name="T3">Run multiple meta-alignment</text:span></text:p>
          <text:p text:style-name="P8"><text:span text:style-name="T3">End</text:span></text:p>
          <draw:enhanced-geometry svg:viewBox="0 0 21600 21600" draw:type="mso-spt202" draw:enhanced-path="M 0 0 L 21600 0 21600 21600 0 21600 0 0 Z N"/>
        </draw:custom-shape>
        <draw:line draw:style-name="gr19" draw:text-style-name="P13" draw:layer="layout" svg:x1="13.305cm" svg:y1="17.78cm" svg:x2="13.305cm" svg:y2="19.05cm">
          <text:p/>
        </draw:line>
        <draw:line draw:style-name="gr19" draw:text-style-name="P13" draw:layer="layout" svg:x1="9.005cm" svg:y1="9.68cm" svg:x2="9.005cm" svg:y2="10.95cm">
          <text:p/>
        </draw:line>
        <draw:line draw:style-name="gr19" draw:text-style-name="P13" draw:layer="layout" svg:x1="8.99cm" svg:y1="6.45cm" svg:x2="8.99cm" svg:y2="8.355cm">
          <text:p/>
        </draw:line>
        <draw:custom-shape draw:style-name="gr20" draw:text-style-name="P2" draw:layer="layout" svg:width="6.482cm" svg:height="0.747cm" svg:x="1.907cm" svg:y="0.182cm">
          <text:p text:style-name="P1"><text:span text:style-name="T2">Gene identifiers</text:span></text:p>
          <draw:enhanced-geometry svg:viewBox="0 0 21600 21600" draw:type="mso-spt202" draw:enhanced-path="M 0 0 L 21600 0 21600 21600 0 21600 0 0 Z N"/>
        </draw:custom-shape>
        <draw:line draw:style-name="gr19" draw:text-style-name="P13" draw:layer="layout" svg:x1="5.09cm" svg:y1="1.101cm" svg:x2="5.09cm" svg:y2="1.736cm">
          <text:p/>
        </draw:line>
        <draw:custom-shape draw:style-name="gr21" draw:text-style-name="P9" draw:layer="layout" svg:width="11.111cm" svg:height="0.549cm" svg:x="6.034cm" svg:y="1.118cm">
          <text:p text:style-name="P8"><text:span text:style-name="T3">Sequence extraction from Ensembl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9" draw:text-style-name="P13" draw:layer="layout" svg:x1="9.005cm" svg:y1="12.48cm" svg:x2="9.005cm" svg:y2="13.75cm">
          <text:p/>
        </draw:line>
        <presentation:notes draw:style-name="dp2">
          <draw:page-thumbnail draw:style-name="gr22" draw:layer="layout" svg:width="14.848cm" svg:height="11.135cm" svg:x="3.07cm" svg:y="2.257cm" draw:page-number="1" presentation:class="page"/>
          <draw:frame presentation:style-name="pr1" draw:text-style-name="P14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Arnaud Kerhornou</meta:initial-creator>
    <meta:creation-date>2006-07-17T10:58:11</meta:creation-date>
    <dc:creator>Arnaud Kerhornou</dc:creator>
    <dc:date>2006-07-31T18:24:58</dc:date>
    <dc:language>en-US</dc:language>
    <meta:editing-cycles>16</meta:editing-cycles>
    <meta:editing-duration>P1DT4H27M50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